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41.309cm" svg:y="12.477cm">
            <draw:object draw:notify-on-update-of-ranges="Hoja1.B3:Hoja1.B34 Hoja1.D3:Hoja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3.985cm" svg:y="16.434cm">
            <draw:object draw:notify-on-update-of-ranges="Hoja1.G7:Hoja1.G7 Hoja1.G9:Hoja1.G28 Hoja1.I7:Hoja1.I7 Hoja1.I9:Hoja1.I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136cm" svg:height="11.262cm" svg:x="1.211cm" svg:y="20.611cm">
            <draw:object draw:notify-on-update-of-ranges="Hoja1.G9:Hoja1.G30 Hoja1.I9:Hoja1.I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11.39cm" svg:y="13.168cm">
            <draw:object draw:notify-on-update-of-ranges="Hoja1.G22:Hoja1.G30 Hoja1.I22:Hoja1.I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ís</text:p>
          </table:table-cell>
          <table:table-cell office:value-type="string" calcext:value-type="string">
            <text:p>LE 1955</text:p>
          </table:table-cell>
          <table:table-cell office:value-type="string" calcext:value-type="string">
            <text:p>LE 201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formula="of:=([.C3]-[.B3])/[.B3]*100" office:value-type="float" office:value="61.5384615384615" calcext:value-type="float">
            <text:p>61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formula="of:=([.C4]-[.B4])/[.B4]*100" office:value-type="float" office:value="64.2857142857143" calcext:value-type="float">
            <text:p>64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42" calcext:value-type="float">
            <text:p>42</text:p>
          </table:table-cell>
          <table:table-cell office:value-type="float" office:value="71.5" calcext:value-type="float">
            <text:p>71,5</text:p>
          </table:table-cell>
          <table:table-cell table:formula="of:=([.C5]-[.B5])/[.B5]*100" office:value-type="float" office:value="70.2380952380952" calcext:value-type="float">
            <text:p>7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formula="of:=([.C6]-[.B6])/[.B6]*100" office:value-type="float" office:value="72.093023255814" calcext:value-type="float">
            <text:p>72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3" calcext:value-type="float">
            <text:p>43</text:p>
          </table:table-cell>
          <table:table-cell office:value-type="float" office:value="74.5" calcext:value-type="float">
            <text:p>74,5</text:p>
          </table:table-cell>
          <table:table-cell table:formula="of:=([.C7]-[.B7])/[.B7]*100" office:value-type="float" office:value="73.2558139534884" calcext:value-type="float">
            <text:p>73,3</text:p>
          </table:table-cell>
          <table:table-cell table:number-columns-repeated="2"/>
          <table:table-cell office:value-type="string" calcext:value-type="string">
            <text:p>Tasa de Alfabetización 1955</text:p>
          </table:table-cell>
          <table:table-cell office:value-type="string" calcext:value-type="string">
            <text:p>Tasa de alfabetización actual</text:p>
          </table:table-cell>
          <table:table-cell office:value-type="string" calcext:value-type="string">
            <text:p>Crecimiento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4" calcext:value-type="float">
            <text:p>44</text:p>
          </table:table-cell>
          <table:table-cell office:value-type="float" office:value="74.7" calcext:value-type="float">
            <text:p>74,7</text:p>
          </table:table-cell>
          <table:table-cell table:formula="of:=([.C8]-[.B8])/[.B8]*100" office:value-type="float" office:value="69.7727272727273" calcext:value-type="float">
            <text:p>69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7" calcext:value-type="float">
            <text:p>47</text:p>
          </table:table-cell>
          <table:table-cell office:value-type="float" office:value="74.6" calcext:value-type="float">
            <text:p>74,6</text:p>
          </table:table-cell>
          <table:table-cell table:formula="of:=([.C9]-[.B9])/[.B9]*100" office:value-type="float" office:value="58.7234042553191" calcext:value-type="float">
            <text:p>58,7</text:p>
          </table:table-cell>
          <table:table-cell/>
          <table:table-cell office:value-type="string" calcext:value-type="string">
            <text:p>Haiti</text:p>
          </table:table-cell>
          <table:table-cell office:value-type="float" office:value="14" calcext:value-type="float">
            <text:p>14</text:p>
          </table:table-cell>
          <table:table-cell office:value-type="float" office:value="53.9" calcext:value-type="float">
            <text:p>53,9</text:p>
          </table:table-cell>
          <table:table-cell table:formula="of:=([.H9]-[.G9])/[.G9]*100"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 Republic</text:p>
          </table:table-cell>
          <table:table-cell office:value-type="float" office:value="48" calcext:value-type="float">
            <text:p>48</text:p>
          </table:table-cell>
          <table:table-cell office:value-type="float" office:value="73.2" calcext:value-type="float">
            <text:p>73,2</text:p>
          </table:table-cell>
          <table:table-cell table:formula="of:=([.C10]-[.B10])/[.B10]*100" office:value-type="float" office:value="52.5" calcext:value-type="float">
            <text:p>52,5</text:p>
          </table:table-cell>
          <table:table-cell/>
          <table:table-cell office:value-type="string" calcext:value-type="string">
            <text:p>Guatemala</text:p>
          </table:table-cell>
          <table:table-cell office:value-type="float" office:value="33" calcext:value-type="float">
            <text:p>33</text:p>
          </table:table-cell>
          <table:table-cell office:value-type="float" office:value="83.4" calcext:value-type="float">
            <text:p>83,4</text:p>
          </table:table-cell>
          <table:table-cell table:formula="of:=([.H10]-[.G10])/[.G10]*100" office:value-type="float" office:value="152.727272727273" calcext:value-type="float">
            <text:p>152,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9" calcext:value-type="float">
            <text:p>49</text:p>
          </table:table-cell>
          <table:table-cell office:value-type="float" office:value="76.2" calcext:value-type="float">
            <text:p>76,2</text:p>
          </table:table-cell>
          <table:table-cell table:formula="of:=([.C11]-[.B11])/[.B11]*100" office:value-type="float" office:value="55.5102040816327" calcext:value-type="float">
            <text:p>55,5</text:p>
          </table:table-cell>
          <table:table-cell/>
          <table:table-cell office:value-type="string" calcext:value-type="string">
            <text:p>Bolivia</text:p>
          </table:table-cell>
          <table:table-cell office:value-type="float" office:value="38" calcext:value-type="float">
            <text:p>38</text:p>
          </table:table-cell>
          <table:table-cell office:value-type="float" office:value="91.2" calcext:value-type="float">
            <text:p>91,2</text:p>
          </table:table-cell>
          <table:table-cell table:formula="of:=([.H11]-[.G11])/[.G11]*10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formula="of:=([.C12]-[.B12])/[.B12]*100" office:value-type="float" office:value="49.0196078431373" calcext:value-type="float">
            <text:p>49,0</text:p>
          </table:table-cell>
          <table:table-cell/>
          <table:table-cell office:value-type="string" calcext:value-type="string">
            <text:p>Honduras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formula="of:=([.H12]-[.G12])/[.G12]*100" office:value-type="float" office:value="86.046511627907" calcext:value-type="float">
            <text:p>86,0465116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52" calcext:value-type="float">
            <text:p>52</text:p>
          </table:table-cell>
          <table:table-cell office:value-type="float" office:value="74.7" calcext:value-type="float">
            <text:p>74,7</text:p>
          </table:table-cell>
          <table:table-cell table:formula="of:=([.C13]-[.B13])/[.B13]*100" office:value-type="float" office:value="43.6538461538462" calcext:value-type="float">
            <text:p>43,7</text:p>
          </table:table-cell>
          <table:table-cell/>
          <table:table-cell office:value-type="string" calcext:value-type="string">
            <text:p>Nicaragua</text:p>
          </table:table-cell>
          <table:table-cell office:value-type="float" office:value="43" calcext:value-type="float">
            <text:p>43</text:p>
          </table:table-cell>
          <table:table-cell office:value-type="float" office:value="67.5" calcext:value-type="float">
            <text:p>67,5</text:p>
          </table:table-cell>
          <table:table-cell table:formula="of:=([.H13]-[.G13])/[.G13]*100" office:value-type="float" office:value="56.9767441860465" calcext:value-type="float">
            <text:p>56,976744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3" calcext:value-type="float">
            <text:p>53</text:p>
          </table:table-cell>
          <table:table-cell office:value-type="float" office:value="79.5" calcext:value-type="float">
            <text:p>79,5</text:p>
          </table:table-cell>
          <table:table-cell table:formula="of:=([.C14]-[.B14])/[.B14]*100" office:value-type="float" office:value="50" calcext:value-type="float">
            <text:p>50,0</text:p>
          </table:table-cell>
          <table:table-cell/>
          <table:table-cell office:value-type="string" calcext:value-type="string">
            <text:p>El Salvador</text:p>
          </table:table-cell>
          <table:table-cell office:value-type="float" office:value="45" calcext:value-type="float">
            <text:p>45</text:p>
          </table:table-cell>
          <table:table-cell office:value-type="float" office:value="84.5" calcext:value-type="float">
            <text:p>84,5</text:p>
          </table:table-cell>
          <table:table-cell table:formula="of:=([.H14]-[.G14])/[.G14]*100" office:value-type="float" office:value="87.7777777777778" calcext:value-type="float">
            <text:p>87,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3" calcext:value-type="float">
            <text:p>53</text:p>
          </table:table-cell>
          <table:table-cell office:value-type="float" office:value="74.6" calcext:value-type="float">
            <text:p>74,6</text:p>
          </table:table-cell>
          <table:table-cell table:formula="of:=([.C15]-[.B15])/[.B15]*100" office:value-type="float" office:value="40.7547169811321" calcext:value-type="float">
            <text:p>40,8</text:p>
          </table:table-cell>
          <table:table-cell/>
          <table:table-cell office:value-type="string" calcext:value-type="string">
            <text:p>Singapur</text:p>
          </table:table-cell>
          <table:table-cell office:value-type="float" office:value="50" calcext:value-type="float">
            <text:p>50</text:p>
          </table:table-cell>
          <table:table-cell office:value-type="float" office:value="95.9" calcext:value-type="float">
            <text:p>95,9</text:p>
          </table:table-cell>
          <table:table-cell table:formula="of:=([.H15]-[.G15])/[.G15]*100" office:value-type="float" office:value="91.8" calcext:value-type="float">
            <text:p>91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3" calcext:value-type="float">
            <text:p>53</text:p>
          </table:table-cell>
          <table:table-cell office:value-type="float" office:value="77.2" calcext:value-type="float">
            <text:p>77,2</text:p>
          </table:table-cell>
          <table:table-cell table:formula="of:=([.C16]-[.B16])/[.B16]*100" office:value-type="float" office:value="45.6603773584906" calcext:value-type="float">
            <text:p>45,7</text:p>
          </table:table-cell>
          <table:table-cell/>
          <table:table-cell office:value-type="string" calcext:value-type="string">
            <text:p>Dom Republic</text:p>
          </table:table-cell>
          <table:table-cell office:value-type="float" office:value="54" calcext:value-type="float">
            <text:p>54</text:p>
          </table:table-cell>
          <table:table-cell office:value-type="float" office:value="90.1" calcext:value-type="float">
            <text:p>90,1</text:p>
          </table:table-cell>
          <table:table-cell table:formula="of:=([.H16]-[.G16])/[.G16]*100" office:value-type="float" office:value="66.8518518518518" calcext:value-type="float">
            <text:p>66,8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6" calcext:value-type="float">
            <text:p>56</text:p>
          </table:table-cell>
          <table:table-cell office:value-type="float" office:value="77.8" calcext:value-type="float">
            <text:p>77,8</text:p>
          </table:table-cell>
          <table:table-cell table:formula="of:=([.C17]-[.B17])/[.B17]*100" office:value-type="float" office:value="38.9285714285714" calcext:value-type="float">
            <text:p>38,9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float" office:value="91.3" calcext:value-type="float">
            <text:p>91,3</text:p>
          </table:table-cell>
          <table:table-cell table:formula="of:=([.H17]-[.G17])/[.G17]*100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formula="of:=([.C18]-[.B18])/[.B18]*100" office:value-type="float" office:value="33.9285714285714" calcext:value-type="float">
            <text:p>33,9</text:p>
          </table:table-cell>
          <table:table-cell/>
          <table:table-cell office:value-type="string" calcext:value-type="string">
            <text:p>Peru</text:p>
          </table:table-cell>
          <table:table-cell office:value-type="float" office:value="56" calcext:value-type="float">
            <text:p>56</text:p>
          </table:table-cell>
          <table:table-cell office:value-type="float" office:value="92.9" calcext:value-type="float">
            <text:p>92,9</text:p>
          </table:table-cell>
          <table:table-cell table:formula="of:=([.H18]-[.G18])/[.G18]*100" office:value-type="float" office:value="65.8928571428572" calcext:value-type="float">
            <text:p>65,89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9" calcext:value-type="float">
            <text:p>59</text:p>
          </table:table-cell>
          <table:table-cell office:value-type="float" office:value="79.4" calcext:value-type="float">
            <text:p>79,4</text:p>
          </table:table-cell>
          <table:table-cell table:formula="of:=([.C19]-[.B19])/[.B19]*100" office:value-type="float" office:value="34.5762711864407" calcext:value-type="float">
            <text:p>34,6</text:p>
          </table:table-cell>
          <table:table-cell/>
          <table:table-cell office:value-type="string" calcext:value-type="string">
            <text:p>Venezuela</text:p>
          </table:table-cell>
          <table:table-cell office:value-type="float" office:value="57" calcext:value-type="float">
            <text:p>57</text:p>
          </table:table-cell>
          <table:table-cell office:value-type="float" office:value="95.5" calcext:value-type="float">
            <text:p>95,5</text:p>
          </table:table-cell>
          <table:table-cell table:formula="of:=([.H19]-[.G19])/[.G19]*100" office:value-type="float" office:value="67.5438596491228" calcext:value-type="float">
            <text:p>67,5438596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0.4" calcext:value-type="float">
            <text:p>60,4</text:p>
          </table:table-cell>
          <table:table-cell office:value-type="float" office:value="84" calcext:value-type="float">
            <text:p>84</text:p>
          </table:table-cell>
          <table:table-cell table:formula="of:=([.C20]-[.B20])/[.B20]*100" office:value-type="float" office:value="39.0728476821192" calcext:value-type="float">
            <text:p>39,1</text:p>
          </table:table-cell>
          <table:table-cell/>
          <table:table-cell office:value-type="string" calcext:value-type="string">
            <text:p>Ecuador</text:p>
          </table:table-cell>
          <table:table-cell office:value-type="float" office:value="61" calcext:value-type="float">
            <text:p>61</text:p>
          </table:table-cell>
          <table:table-cell office:value-type="float" office:value="91.6" calcext:value-type="float">
            <text:p>91,6</text:p>
          </table:table-cell>
          <table:table-cell table:formula="of:=([.H20]-[.G20])/[.G20]*100" office:value-type="float" office:value="50.1639344262295" calcext:value-type="float">
            <text:p>50,1639344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61" calcext:value-type="float">
            <text:p>61</text:p>
          </table:table-cell>
          <table:table-cell office:value-type="float" office:value="83.8" calcext:value-type="float">
            <text:p>83,8</text:p>
          </table:table-cell>
          <table:table-cell table:formula="of:=([.C21]-[.B21])/[.B21]*100" office:value-type="float" office:value="37.3770491803279" calcext:value-type="float">
            <text:p>37,4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63" calcext:value-type="float">
            <text:p>63</text:p>
          </table:table-cell>
          <table:table-cell office:value-type="float" office:value="83.4" calcext:value-type="float">
            <text:p>83,4</text:p>
          </table:table-cell>
          <table:table-cell table:formula="of:=([.H21]-[.G21])/[.G21]*100" office:value-type="float" office:value="32.3809523809524" calcext:value-type="float">
            <text:p>32,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formula="of:=([.C22]-[.B22])/[.B22]*100" office:value-type="float" office:value="20.6349206349206" calcext:value-type="float">
            <text:p>20,6</text:p>
          </table:table-cell>
          <table:table-cell/>
          <table:table-cell office:value-type="string" calcext:value-type="string">
            <text:p>Colombia</text:p>
          </table:table-cell>
          <table:table-cell office:value-type="float" office:value="66" calcext:value-type="float">
            <text:p>66</text:p>
          </table:table-cell>
          <table:table-cell office:value-type="float" office:value="93.6" calcext:value-type="float">
            <text:p>93,6</text:p>
          </table:table-cell>
          <table:table-cell table:style-name="ce2" table:formula="of:=([.H22]-[.G22])/[.G22]*100" office:value-type="float" office:value="41.8181818181818" calcext:value-type="float">
            <text:p>41,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63.9" calcext:value-type="float">
            <text:p>63,9</text:p>
          </table:table-cell>
          <table:table-cell office:value-type="float" office:value="84.6" calcext:value-type="float">
            <text:p>84,6</text:p>
          </table:table-cell>
          <table:table-cell table:formula="of:=([.C23]-[.B23])/[.B23]*100" office:value-type="float" office:value="32.3943661971831" calcext:value-type="float">
            <text:p>32,4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0" calcext:value-type="float">
            <text:p>70</text:p>
          </table:table-cell>
          <table:table-cell office:value-type="float" office:value="91.9" calcext:value-type="float">
            <text:p>91,9</text:p>
          </table:table-cell>
          <table:table-cell table:style-name="ce2" table:formula="of:=([.H23]-[.G23])/[.G23]*100" office:value-type="float" office:value="31.2857142857143" calcext:value-type="float">
            <text:p>31,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64" calcext:value-type="float">
            <text:p>64</text:p>
          </table:table-cell>
          <table:table-cell office:value-type="float" office:value="79.4" calcext:value-type="float">
            <text:p>79,4</text:p>
          </table:table-cell>
          <table:table-cell table:formula="of:=([.C24]-[.B24])/[.B24]*100" office:value-type="float" office:value="24.0625" calcext:value-type="float">
            <text:p>24,1</text:p>
          </table:table-cell>
          <table:table-cell/>
          <table:table-cell office:value-type="string" calcext:value-type="string">
            <text:p>Paraguay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style-name="ce2" table:formula="of:=([.H24]-[.G24])/[.G24]*100" office:value-type="float" office:value="34.2857142857143" calcext:value-type="float">
            <text:p>34,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67" calcext:value-type="float">
            <text:p>67</text:p>
          </table:table-cell>
          <table:table-cell office:value-type="float" office:value="77.3" calcext:value-type="float">
            <text:p>77,3</text:p>
          </table:table-cell>
          <table:table-cell table:formula="of:=([.C25]-[.B25])/[.B25]*100" office:value-type="float" office:value="15.3731343283582" calcext:value-type="float">
            <text:p>15,4</text:p>
          </table:table-cell>
          <table:table-cell/>
          <table:table-cell office:value-type="string" calcext:value-type="string">
            <text:p>Hong Kong</text:p>
          </table:table-cell>
          <table:table-cell office:value-type="float" office:value="71" calcext:value-type="float">
            <text:p>71</text:p>
          </table:table-cell>
          <table:table-cell office:value-type="float" office:value="93.5" calcext:value-type="float">
            <text:p>93,5</text:p>
          </table:table-cell>
          <table:table-cell table:style-name="ce2" table:formula="of:=([.H25]-[.G25])/[.G25]*100" office:value-type="float" office:value="31.6901408450704" calcext:value-type="float">
            <text:p>31,6901408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9" calcext:value-type="float">
            <text:p>69</text:p>
          </table:table-cell>
          <table:table-cell office:value-type="float" office:value="83.1" calcext:value-type="float">
            <text:p>83,1</text:p>
          </table:table-cell>
          <table:table-cell table:formula="of:=([.C26]-[.B26])/[.B26]*100" office:value-type="float" office:value="20.4347826086956" calcext:value-type="float">
            <text:p>20,4</text:p>
          </table:table-cell>
          <table:table-cell/>
          <table:table-cell office:value-type="string" calcext:value-type="string">
            <text:p>Cuba</text:p>
          </table:table-cell>
          <table:table-cell office:value-type="float" office:value="79" calcext:value-type="float">
            <text:p>79</text:p>
          </table:table-cell>
          <table:table-cell office:value-type="float" office:value="99.8" calcext:value-type="float">
            <text:p>99,8</text:p>
          </table:table-cell>
          <table:table-cell table:style-name="ce2" table:formula="of:=([.H26]-[.G26])/[.G26]*100" office:value-type="float" office:value="26.3291139240506" calcext:value-type="float">
            <text:p>26,3291139241</text:p>
          </table:table-cell>
          <table:table-cell table:formula="of:=[.G26]*-1.2+118.39" office:value-type="float" office:value="23.59" calcext:value-type="float">
            <text:p>23,59</text:p>
          </table:table-cell>
          <table:table-cell table:formula="of:=[.G26]*(1+[.J26]/100)" office:value-type="float" office:value="97.6361" calcext:value-type="float">
            <text:p>97,636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69" calcext:value-type="float">
            <text:p>69</text:p>
          </table:table-cell>
          <table:table-cell office:value-type="float" office:value="79.8" calcext:value-type="float">
            <text:p>79,8</text:p>
          </table:table-cell>
          <table:table-cell table:formula="of:=([.C27]-[.B27])/[.B27]*100" office:value-type="float" office:value="15.6521739130435" calcext:value-type="float">
            <text:p>15,7</text:p>
          </table:table-cell>
          <table:table-cell/>
          <table:table-cell office:value-type="string" calcext:value-type="string">
            <text:p>Costa Rica</text:p>
          </table:table-cell>
          <table:table-cell office:value-type="float" office:value="81" calcext:value-type="float">
            <text:p>81</text:p>
          </table:table-cell>
          <table:table-cell office:value-type="float" office:value="96.3" calcext:value-type="float">
            <text:p>96,3</text:p>
          </table:table-cell>
          <table:table-cell table:style-name="ce2" table:formula="of:=([.H27]-[.G27])/[.G27]*100" office:value-type="float" office:value="18.8888888888889" calcext:value-type="float">
            <text:p>18,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formula="of:=([.C28]-[.B28])/[.B28]*100" office:value-type="float" office:value="15.7142857142857" calcext:value-type="float">
            <text:p>15,7</text:p>
          </table:table-cell>
          <table:table-cell/>
          <table:table-cell office:value-type="string" calcext:value-type="string">
            <text:p>Chile</text:p>
          </table:table-cell>
          <table:table-cell office:value-type="float" office:value="82" calcext:value-type="float">
            <text:p>82</text:p>
          </table:table-cell>
          <table:table-cell office:value-type="float" office:value="98.6" calcext:value-type="float">
            <text:p>98,6</text:p>
          </table:table-cell>
          <table:table-cell table:style-name="ce2" table:formula="of:=([.H28]-[.G28])/[.G28]*100" office:value-type="float" office:value="20.2439024390244" calcext:value-type="float">
            <text:p>20,24390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0" calcext:value-type="float">
            <text:p>70</text:p>
          </table:table-cell>
          <table:table-cell office:value-type="float" office:value="82.3" calcext:value-type="float">
            <text:p>82,3</text:p>
          </table:table-cell>
          <table:table-cell table:formula="of:=([.C29]-[.B29])/[.B29]*100" office:value-type="float" office:value="17.5714285714286" calcext:value-type="float">
            <text:p>17,6</text:p>
          </table:table-cell>
          <table:table-cell/>
          <table:table-cell office:value-type="string" calcext:value-type="string">
            <text:p>Uruguay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style-name="ce2" table:formula="of:=([.H29]-[.G29])/[.G29]*100" office:value-type="float" office:value="11.3636363636364" calcext:value-type="float">
            <text:p>11,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formula="of:=([.C30]-[.B30])/[.B30]*100" office:value-type="float" office:value="15.7142857142857" calcext:value-type="float">
            <text:p>15,7</text:p>
          </table:table-cell>
          <table:table-cell/>
          <table:table-cell office:value-type="string" calcext:value-type="string">
            <text:p>US</text:p>
          </table:table-cell>
          <table:table-cell table:number-columns-repeated="2" office:value-type="float" office:value="99" calcext:value-type="float">
            <text:p>99</text:p>
          </table:table-cell>
          <table:table-cell table:style-name="ce2" table:formula="of:=([.H30]-[.G30])/[.G30]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formula="of:=([.C31]-[.B31])/[.B31]*100" office:value-type="float" office:value="14.0845070422535" calcext:value-type="float">
            <text:p>14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72" calcext:value-type="float">
            <text:p>72</text:p>
          </table:table-cell>
          <table:table-cell office:value-type="float" office:value="79.5" calcext:value-type="float">
            <text:p>79,5</text:p>
          </table:table-cell>
          <table:table-cell table:formula="of:=([.C32]-[.B32])/[.B32]*100" office:value-type="float" office:value="10.4166666666667" calcext:value-type="float">
            <text:p>10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73" calcext:value-type="float">
            <text:p>73</text:p>
          </table:table-cell>
          <table:table-cell office:value-type="float" office:value="81.5" calcext:value-type="float">
            <text:p>81,5</text:p>
          </table:table-cell>
          <table:table-cell table:formula="of:=([.C33]-[.B33])/[.B33]*100" office:value-type="float" office:value="11.6438356164384" calcext:value-type="float">
            <text:p>11,6</text:p>
          </table:table-cell>
          <table:table-cell table:number-columns-repeated="3"/>
          <table:table-cell office:value-type="string" calcext:value-type="string">
            <text:p>http://en.wikipedia.org/wiki/List_of_countries_by_literacy_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3" calcext:value-type="float">
            <text:p>73</text:p>
          </table:table-cell>
          <table:table-cell office:value-type="float" office:value="81.9" calcext:value-type="float">
            <text:p>81,9</text:p>
          </table:table-cell>
          <table:table-cell table:formula="of:=([.C34]-[.B34])/[.B34]*100" office:value-type="float" office:value="12.1917808219178" calcext:value-type="float">
            <text:p>12,2</text:p>
          </table:table-cell>
          <table:table-cell table:number-columns-repeated="7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https://books.google.es/books?id=4arYuZsVCt4C&amp;pg=PA28&amp;lpg=PA28&amp;dq=singapore+life+expectancy+1955&amp;source=bl&amp;ots=nc9uhx4gaq&amp;sig=ITTJbzl4g-qg7HPgrhBsK5rmgpQ&amp;hl=es&amp;sa=X&amp;ei=TZ-VVOeQJIqrUcylgJgL&amp;redir_esc=y#v=onepage&amp;q=singapore%20life%20expectancy%201955&amp;f=false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F9:Hoja1.I3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11" number:min-integer-digits="1"/>
    </number:number-style>
    <number:number-style style:name="N104">
      <number:number number:decimal-places="10" number:min-integer-digits="1"/>
    </number:number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Ricón</meta:initial-creator>
    <meta:creation-date>2014-12-20T16:56:44.025979564</meta:creation-date>
    <dc:date>2014-12-20T17:51:16.048267937</dc:date>
    <dc:creator>José Ricón</dc:creator>
    <meta:editing-duration>PT39M1S</meta:editing-duration>
    <meta:editing-cycles>2</meta:editing-cycles>
    <meta:generator>LibreOffice/4.2.7.2$Linux_X86_64 LibreOffice_project/420m0$Build-2</meta:generator>
    <meta:document-statistic meta:table-count="1" meta:cell-count="2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>
        <chart:symbol-image/>
      </style:chart-properties>
      <style:graphic-properties draw:stroke="solid" svg:stroke-color="#ff420e"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B3:Hoja1.B34 Hoja1.D3:Hoja1.D34" svg:x="1.331cm" svg:y="0.18cm" svg:width="14.349cm" svg:height="7.659cm">
          <chartooo:coordinate-region svg:x="2.243cm" svg:y="0.379cm" svg:width="13.25cm" svg:height="6.813cm"/>
          <chart:axis chart:dimension="x" chart:name="primary-x" chart:style-name="ch3">
            <chart:title svg:x="6.463cm" svg:y="8.019cm" chart:style-name="ch4">
              <text:p>Esperanza de vida en 1955</text:p>
            </chart:title>
          </chart:axis>
          <chart:axis chart:dimension="y" chart:name="primary-y" chart:style-name="ch5">
            <chart:title svg:x="0.451cm" svg:y="6.937cm" chart:style-name="ch6">
              <text:p>Crecimiento de la esperanza de vida, %</text:p>
            </chart:title>
            <chart:grid chart:style-name="ch7" chart:class="major"/>
          </chart:axis>
          <chart:series chart:style-name="ch8" chart:values-cell-range-address="Hoja1.D3:Hoja1.D34" chart:class="chart:scatter">
            <chart:domain table:cell-range-address="Hoja1.B3:Hoja1.B34"/>
            <chart:regression-curve chart:style-name="ch9">
              <chart:equation chart:display-equation="true" chart:display-r-square="true" svg:x="6.592cm" svg:y="0.61cm"/>
            </chart:regression-curve>
            <chart:data-point chart:repeated="7"/>
            <chart:data-point chart:style-name="ch10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>39</text:p>
                <draw:g>
                  <svg:desc>Hoja1.B3:Hoja1.B34</svg:desc>
                </draw:g>
              </table:table-cell>
              <table:table-cell office:value-type="float" office:value="61.5384615384615">
                <text:p>61.5384615384615</text:p>
                <draw:g>
                  <svg:desc>Hoja1.D3:Hoja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70.2380952380952">
                <text:p>70.238095238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72.093023255814">
                <text:p>72.09302325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73.2558139534884">
                <text:p>73.2558139534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69.7727272727273">
                <text:p>69.772727272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58.7234042553191">
                <text:p>58.7234042553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55.5102040816327">
                <text:p>55.5102040816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9.0196078431373">
                <text:p>49.0196078431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3.6538461538462">
                <text:p>43.6538461538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40.7547169811321">
                <text:p>40.7547169811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45.6603773584906">
                <text:p>45.6603773584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38.9285714285714">
                <text:p>38.928571428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33.9285714285714">
                <text:p>33.9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34.5762711864407">
                <text:p>34.576271186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4">
                <text:p>60.4</text:p>
              </table:table-cell>
              <table:table-cell office:value-type="float" office:value="39.0728476821192">
                <text:p>39.0728476821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37.3770491803279">
                <text:p>37.3770491803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20.6349206349206">
                <text:p>20.6349206349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9">
                <text:p>63.9</text:p>
              </table:table-cell>
              <table:table-cell office:value-type="float" office:value="32.3943661971831">
                <text:p>32.3943661971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24.0625">
                <text:p>24.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">
                <text:p>67</text:p>
              </table:table-cell>
              <table:table-cell office:value-type="float" office:value="15.3731343283582">
                <text:p>15.3731343283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0.4347826086956">
                <text:p>20.4347826086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15.6521739130435">
                <text:p>15.6521739130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15.7142857142857">
                <text:p>15.714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15.7142857142857">
                <text:p>15.7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14.0845070422535">
                <text:p>14.0845070422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">
                <text:p>73</text:p>
              </table:table-cell>
              <table:table-cell office:value-type="float" office:value="11.6438356164384">
                <text:p>11.6438356164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12.1917808219178">
                <text:p>12.1917808219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stroke="solid" svg:stroke-color="#ff420e"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G7:Hoja1.G7 Hoja1.G9:Hoja1.G28 Hoja1.I7:Hoja1.I7 Hoja1.I9:Hoja1.I28" chart:data-source-has-labels="row" svg:x="1.331cm" svg:y="0.18cm" svg:width="14.349cm" svg:height="7.659cm">
          <chartooo:coordinate-region svg:x="2.138cm" svg:y="0.379cm" svg:width="13.355cm" svg:height="6.813cm"/>
          <chart:axis chart:dimension="x" chart:name="primary-x" chart:style-name="ch3">
            <chart:title svg:x="6.212cm" svg:y="8.019cm" chart:style-name="ch4">
              <text:p>Tasa de alfabetización en 1955</text:p>
            </chart:title>
          </chart:axis>
          <chart:axis chart:dimension="y" chart:name="primary-y" chart:style-name="ch3">
            <chart:title svg:x="0.451cm" svg:y="5.23cm" chart:style-name="ch5">
              <text:p>Crecimiento (%)</text:p>
            </chart:title>
            <chart:grid chart:style-name="ch6" chart:class="major"/>
          </chart:axis>
          <chart:series chart:style-name="ch7" chart:values-cell-range-address="Hoja1.I9:Hoja1.I28" chart:label-cell-address="Hoja1.I7:Hoja1.I7" chart:class="chart:scatter">
            <chart:domain table:cell-range-address="Hoja1.G9:Hoja1.G28"/>
            <chart:regression-curve chart:style-name="ch8">
              <chart:equation chart:display-equation="false" chart:display-r-square="true" svg:x="5.334cm" svg:y="1.134cm"/>
            </chart:regression-curve>
            <chart:data-point chart:repeated="5"/>
            <chart:data-point chart:style-name="ch9"/>
            <chart:data-point chart:repeated="3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recimiento (%)</text:p>
                <draw:g>
                  <svg:desc>Hoja1.I7:Hoja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Hoja1.G9:Hoja1.G28</svg:desc>
                </draw:g>
              </table:table-cell>
              <table:table-cell office:value-type="float" office:value="285">
                <text:p>285</text:p>
                <draw:g>
                  <svg:desc>Hoja1.I9:Hoja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52.727272727273">
                <text:p>152.72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86.046511627907">
                <text:p>86.046511627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56.9767441860465">
                <text:p>56.9767441860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87.7777777777778">
                <text:p>87.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66.8518518518518">
                <text:p>66.8518518518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65.8928571428572">
                <text:p>65.8928571428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67.5438596491228">
                <text:p>67.5438596491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50.1639344262295">
                <text:p>50.1639344262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2.3809523809524">
                <text:p>32.3809523809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41.8181818181818">
                <text:p>41.8181818181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1.2857142857143">
                <text:p>31.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  <table:table-cell office:value-type="float" office:value="31.6901408450704">
                <text:p>31.6901408450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26.3291139240506">
                <text:p>26.3291139240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8.8888888888889">
                <text:p>18.88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.2439024390244">
                <text:p>20.2439024390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stroke="solid" svg:stroke-color="#ff420e"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G22:Hoja1.G30 Hoja1.I22:Hoja1.I30" svg:x="1.331cm" svg:y="0.18cm" svg:width="14.349cm" svg:height="7.659cm">
          <chartooo:coordinate-region svg:x="1.953cm" svg:y="0.379cm" svg:width="13.448cm" svg:height="6.813cm"/>
          <chart:axis chart:dimension="x" chart:name="primary-x" chart:style-name="ch3">
            <chart:title svg:x="6.437cm" svg:y="8.019cm" chart:style-name="ch4">
              <text:p>Tasa de alfabetización 1955</text:p>
            </chart:title>
          </chart:axis>
          <chart:axis chart:dimension="y" chart:name="primary-y" chart:style-name="ch3">
            <chart:title svg:x="0.451cm" svg:y="5.23cm" chart:style-name="ch5">
              <text:p>Crecimiento (%)</text:p>
            </chart:title>
            <chart:grid chart:style-name="ch6" chart:class="major"/>
          </chart:axis>
          <chart:series chart:style-name="ch7" chart:values-cell-range-address="Hoja1.I22:Hoja1.I30" chart:class="chart:scatter">
            <chart:domain table:cell-range-address="Hoja1.G22:Hoja1.G30"/>
            <chart:regression-curve chart:style-name="ch8">
              <chart:equation chart:display-equation="true" chart:display-r-square="false" svg:x="6.528cm" svg:y="0.523cm"/>
            </chart:regression-curve>
            <chart:data-point chart:repeated="4"/>
            <chart:data-point chart:style-name="ch9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  <draw:g>
                  <svg:desc>Hoja1.G22:Hoja1.G30</svg:desc>
                </draw:g>
              </table:table-cell>
              <table:table-cell office:value-type="float" office:value="41.8181818181818">
                <text:p>41.8181818181818</text:p>
                <draw:g>
                  <svg:desc>Hoja1.I22:Hoja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1.2857142857143">
                <text:p>31.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31.6901408450704">
                <text:p>31.6901408450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26.3291139240506">
                <text:p>26.3291139240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18.8888888888889">
                <text:p>18.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20.2439024390244">
                <text:p>20.2439024390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11.3636363636364">
                <text:p>11.3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stroke="solid" svg:stroke-color="#aecf00" draw:fill-color="#aecf00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stroke="solid" svg:stroke-color="#ff420e"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37cm" svg:height="11.263cm" xlink:href=".." xlink:type="simple" chart:class="chart:scatter" chart:style-name="ch1">
        <chart:plot-area chart:style-name="ch2" table:cell-range-address="Hoja1.G9:Hoja1.G30 Hoja1.I9:Hoja1.I30" svg:x="1.393cm" svg:y="0.225cm" svg:width="17.362cm" svg:height="9.832cm">
          <chartooo:coordinate-region svg:x="2.2cm" svg:y="0.424cm" svg:width="16.275cm" svg:height="8.986cm"/>
          <chart:axis chart:dimension="x" chart:name="primary-x" chart:style-name="ch3">
            <chart:title svg:x="8.006cm" svg:y="10.282cm" chart:style-name="ch4">
              <text:p>Tasa de alfabetización 1955</text:p>
            </chart:title>
          </chart:axis>
          <chart:axis chart:dimension="y" chart:name="primary-y" chart:style-name="ch3">
            <chart:title svg:x="0.451cm" svg:y="6.362cm" chart:style-name="ch5">
              <text:p>Crecimiento (%)</text:p>
            </chart:title>
            <chart:grid chart:style-name="ch6" chart:class="major"/>
          </chart:axis>
          <chart:series chart:style-name="ch7" chart:values-cell-range-address="Hoja1.I9:Hoja1.I30" chart:class="chart:scatter">
            <chart:domain table:cell-range-address="Hoja1.G9:Hoja1.G30"/>
            <chart:regression-curve chart:style-name="ch8"/>
            <chart:data-point chart:repeated="2"/>
            <chart:data-point chart:style-name="ch9"/>
            <chart:data-point chart:repeated="3"/>
            <chart:data-point chart:style-name="ch9"/>
            <chart:data-point chart:repeated="3"/>
            <chart:data-point chart:style-name="ch10"/>
            <chart:data-point chart:repeated="6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Hoja1.G9:Hoja1.G30</svg:desc>
                </draw:g>
              </table:table-cell>
              <table:table-cell office:value-type="float" office:value="285">
                <text:p>285</text:p>
                <draw:g>
                  <svg:desc>Hoja1.I9:Hoja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52.727272727273">
                <text:p>152.72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86.046511627907">
                <text:p>86.046511627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56.9767441860465">
                <text:p>56.9767441860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87.7777777777778">
                <text:p>87.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66.8518518518518">
                <text:p>66.8518518518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65.8928571428572">
                <text:p>65.8928571428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67.5438596491228">
                <text:p>67.5438596491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50.1639344262295">
                <text:p>50.1639344262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2.3809523809524">
                <text:p>32.3809523809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41.8181818181818">
                <text:p>41.8181818181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1.2857142857143">
                <text:p>31.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  <table:table-cell office:value-type="float" office:value="31.6901408450704">
                <text:p>31.6901408450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26.3291139240506">
                <text:p>26.3291139240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8.8888888888889">
                <text:p>18.88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.2439024390244">
                <text:p>20.2439024390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1.3636363636364">
                <text:p>11.363636363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